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  <style:text-properties fo:font-variant="normal" fo:text-transform="none" fo:color="#f8faff" loext:opacity="100%" style:font-name="DeepSeek-CJK-patch" fo:font-size="20.2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f8faff" loext:opacity="100%" style:font-name="DeepSeek-CJK-patch" fo:font-size="16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5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f8faff" loext:opacity="100%" style:font-name="DeepSeek-CJK-patch" fo:font-size="13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8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fo:color="#babac1" loext:opacity="100%" fo:font-size="9pt" fo:background-color="#292a2d" loext:padding="0cm" loext:border="none"/>
    </style:style>
    <style:style style:name="P9" style:family="paragraph" style:parent-style-name="Text_20_body">
      <style:paragraph-properties fo:margin-left="0cm" fo:margin-right="0.106cm" fo:margin-top="0cm" fo:margin-bottom="0cm" style:contextual-spacing="false" style:line-height-at-least="0.318cm" fo:text-indent="0cm" style:auto-text-indent="false"/>
      <style:text-properties fo:color="#bbbbbb" loext:opacity="100%" fo:font-size="9pt" fo:background-color="#292a2d" loext:padding="0cm" loext:border="none"/>
    </style:style>
    <style:style style:name="P10" style:family="paragraph" style:parent-style-name="Text_20_body">
      <style:paragraph-properties fo:margin-left="0cm" fo:margin-right="0.106cm" style:line-height-at-least="0.318cm" fo:text-indent="0cm" style:auto-text-indent="false"/>
      <style:text-properties fo:color="#bbbbbb" loext:opacity="100%" fo:font-size="9pt" fo:background-color="#292a2d" loext:padding="0cm" loext:border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fo:color="#8da1b9" loext:opacity="100%" style:font-name="Menlo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50%" fo:text-indent="0cm" style:auto-text-indent="false" fo:padding="0cm" fo:border="none"/>
      <style:text-properties style:font-name="Menlo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50%" fo:padding="0cm" fo:border="none"/>
    </style:style>
    <style:style style:name="P14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9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0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1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2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23" style:family="paragraph" style:parent-style-name="Text_20_body" style:list-style-name="L6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4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.344cm" style:contextual-spacing="false" fo:line-height="150%" fo:orphans="2" fo:widows="2" fo:text-indent="0cm" style:auto-text-indent="false"/>
    </style:style>
    <style:style style:name="T1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2" style:family="text">
      <style:text-properties fo:color="#e3eaf2" loext:opacity="100%"/>
    </style:style>
    <style:style style:name="T3" style:family="text">
      <style:text-properties fo:color="#91d076" loext:opacity="100%"/>
    </style:style>
    <style:style style:name="T4" style:family="text">
      <style:text-properties fo:color="#e9ae7e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7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ividade de Estatística II - Análise de Regressão</text:h>
      <text:h text:style-name="P2" text:outline-level="2">Objetivo:</text:h>
      <text:p text:style-name="P3">Esta atividade visa testar seus conhecimentos sobre análise de regressão linear, diagnóstico de modelos e transformações Box-Cox, com base nos conceitos apresentados nos scripts R fornecidos.</text:p>
      <text:h text:style-name="P2" text:outline-level="2">Instruções:</text:h>
      <text:list text:style-name="L1">
        <text:list-item>
          <text:p text:style-name="P4">Utilize os datasets e técnicas demonstradas nos scripts</text:p>
        </text:list-item>
        <text:list-item>
          <text:p text:style-name="P4">Responda cada questão com código R e breve explicação</text:p>
        </text:list-item>
        <text:list-item>
          <text:p text:style-name="P4">Salve suas respostas em um script R comentado</text:p>
        </text:list-item>
      </text:list>
      <text:h text:style-name="P2" text:outline-level="2">Questões:</text:h>
      <text:h text:style-name="P5" text:outline-level="3">Parte 1: Diagnóstico de Modelos</text:h>
      <text:list text:style-name="L2">
        <text:list-item>
          <text:p text:style-name="P6"><text:span text:style-name="Strong_20_Emphasis"><text:span text:style-name="T1">Outliers</text:span></text:span><text:span text:style-name="T1">:</text:span></text:p>
          <text:list>
            <text:list-item>
              <text:p text:style-name="P7">Carregue o dataset "imoveiscwbav.RData"</text:p>
            </text:list-item>
            <text:list-item>
              <text:p text:style-name="P7">Realize o teste de Bonferroni para identificar outliers</text:p>
            </text:list-item>
            <text:list-item>
              <text:p text:style-name="P7">Quantos outliers foram identificados? Remova-os adequadamente</text:p>
            </text:list-item>
            <text:list-item>
              <text:p text:style-name="P7">Justifique sua decisão de remoção</text:p>
            </text:list-item>
          </text:list>
        </text:list-item>
      </text:list>
      <text:p text:style-name="P8">r</text:p>
      <text:p text:style-name="P9">Copy</text:p>
      <text:p text:style-name="P10">Download</text:p>
      <text:p text:style-name="P11"># Carregar dados</text:p>
      <text:p text:style-name="P12">load<text:span text:style-name="T2">(</text:span><text:span text:style-name="T3">"imoveiscwbav.RData"</text:span><text:span text:style-name="T2">)</text:span></text:p>
      <text:p text:style-name="P12">imoveis <text:span text:style-name="T4">&lt;-</text:span> imoveiscwbav</text:p>
      <text:p text:style-name="P13"/>
      <text:p text:style-name="P11"># Teste de outliers</text:p>
      <text:p text:style-name="P12">resultados <text:span text:style-name="T4">&lt;-</text:span> lm<text:span text:style-name="T2">(</text:span>log<text:span text:style-name="T2">(</text:span>price<text:span text:style-name="T2">)</text:span><text:span text:style-name="T4">~</text:span>.<text:span text:style-name="T2">,</text:span> data<text:span text:style-name="T4">=</text:span>imoveis<text:span text:style-name="T2">)</text:span></text:p>
      <text:p text:style-name="P12">outlierTest<text:span text:style-name="T2">(</text:span>resultados<text:span text:style-name="T2">)</text:span></text:p>
      <text:p text:style-name="P13"/>
      <text:p text:style-name="P11"># Resposta: Foram identificados X outliers nas linhas Y e Z. </text:p>
      <text:p text:style-name="P11"># Justificativa: [sua explicação]</text:p>
      <text:list text:style-name="L3">
        <text:list-item>
          <text:p text:style-name="P14"><text:soft-page-break/><text:span text:style-name="Strong_20_Emphasis"><text:span text:style-name="T1">Stepwise Regression</text:span></text:span><text:span text:style-name="T1">:</text:span></text:p>
          <text:list>
            <text:list-item>
              <text:p text:style-name="P15">Aplique o método stepwise backward com critério AIC</text:p>
            </text:list-item>
            <text:list-item>
              <text:p text:style-name="P15">Quais variáveis permaneceram no modelo final?</text:p>
            </text:list-item>
            <text:list-item>
              <text:p text:style-name="P15">Compare o R² ajustado antes e depois da seleção de variáveis</text:p>
            </text:list-item>
          </text:list>
        </text:list-item>
      </text:list>
      <text:h text:style-name="P5" text:outline-level="3">Parte 2: Pressupostos do Modelo</text:h>
      <text:list text:style-name="L4">
        <text:list-item>
          <text:p text:style-name="P16"><text:span text:style-name="Strong_20_Emphasis"><text:span text:style-name="T1">Normalidade</text:span></text:span><text:span text:style-name="T1">:</text:span></text:p>
          <text:list>
            <text:list-item>
              <text:p text:style-name="P17">Teste a normalidade dos resíduos do modelo final usando:</text:p>
              <text:list>
                <text:list-item>
                  <text:p text:style-name="P18">Shapiro-Wilk</text:p>
                </text:list-item>
                <text:list-item>
                  <text:p text:style-name="P18">Lilliefors (Kolmogorov-Smirnov)</text:p>
                </text:list-item>
              </text:list>
            </text:list-item>
            <text:list-item>
              <text:p text:style-name="P18">Interprete os resultados</text:p>
            </text:list-item>
          </text:list>
        </text:list-item>
        <text:list-item>
          <text:p text:style-name="P16"><text:span text:style-name="Strong_20_Emphasis"><text:span text:style-name="T1">Heterocedasticidade</text:span></text:span><text:span text:style-name="T1">:</text:span></text:p>
          <text:list>
            <text:list-item>
              <text:p text:style-name="P18">Realize o teste de Breusch-Pagan no modelo final</text:p>
            </text:list-item>
            <text:list-item>
              <text:p text:style-name="P18">Qual foi o valor da estatística BP e o p-valor?</text:p>
            </text:list-item>
            <text:list-item>
              <text:p text:style-name="P18">Como você corrigiria a heterocedasticidade identificada?</text:p>
            </text:list-item>
          </text:list>
        </text:list-item>
      </text:list>
      <text:h text:style-name="P5" text:outline-level="3">Parte 3: Predição e Transformações</text:h>
      <text:list text:style-name="L5">
        <text:list-item>
          <text:p text:style-name="P19"><text:span text:style-name="Strong_20_Emphasis"><text:span text:style-name="T1">Predição</text:span></text:span><text:span text:style-name="T1">:</text:span></text:p>
          <text:list>
            <text:list-item>
              <text:p text:style-name="P20">Faça uma predição para um imóvel com:</text:p>
              <text:list>
                <text:list-item>
                  <text:p text:style-name="P21">age=10, parea=100, tarea=150, bath=2, ensuit=1, garag=1,</text:p>
                </text:list-item>
                <text:list-item>
                  <text:p text:style-name="P21">park=1, balc=1, elev=1, fitg=1, party=1, categ=1</text:p>
                </text:list-item>
              </text:list>
            </text:list-item>
            <text:list-item>
              <text:p text:style-name="P21">Calcule o intervalo de confiança de 80% e 95% para esta predição</text:p>
            </text:list-item>
          </text:list>
        </text:list-item>
        <text:list-item>
          <text:p text:style-name="P19"><text:span text:style-name="Strong_20_Emphasis"><text:span text:style-name="T1">Transformação Box-Cox</text:span></text:span><text:span text:style-name="T1">:</text:span></text:p>
          <text:list>
            <text:list-item>
              <text:p text:style-name="P21">Aplique a transformação Box-Cox na variável "price" do dataset</text:p>
            </text:list-item>
            <text:list-item>
              <text:p text:style-name="P21">Qual foi o lambda estimado?</text:p>
            </text:list-item>
            <text:list-item>
              <text:p text:style-name="P21">Teste a normalidade antes e depois da transformação</text:p>
            </text:list-item>
            <text:list-item>
              <text:p text:style-name="P21">Compare os resultados com a modelagem usando log(price)</text:p>
            </text:list-item>
          </text:list>
        </text:list-item>
      </text:list>
      <text:h text:style-name="P2" text:outline-level="2">Questão Bônus:</text:h>
      <text:list text:style-name="L6">
        <text:list-item>
          <text:p text:style-name="P22"><text:span text:style-name="Strong_20_Emphasis"><text:span text:style-name="T1">Análise Crítica</text:span></text:span><text:span text:style-name="T1">:</text:span></text:p>
          <text:list>
            <text:list-item>
              <text:p text:style-name="P23">Com base nos resultados obtidos nas questões anteriores:</text:p>
              <text:list>
                <text:list-item>
                  <text:p text:style-name="P24"><text:soft-page-break/>Qual é a qualidade geral do modelo?</text:p>
                </text:list-item>
                <text:list-item>
                  <text:p text:style-name="P24">Quais limitações você identificou?</text:p>
                </text:list-item>
                <text:list-item>
                  <text:p text:style-name="P24">Que melhorias sugeriria para o modelo?</text:p>
                </text:list-item>
              </text:list>
            </text:list-item>
          </text:list>
        </text:list-item>
      </text:list>
      <text:h text:style-name="P2" text:outline-level="2">Entrega:</text:h>
      <text:list text:style-name="L7">
        <text:list-item>
          <text:p text:style-name="P25">Crie um script R com suas respostas comentadas</text:p>
        </text:list-item>
        <text:list-item>
          <text:p text:style-name="P25">Inclua breve interpretação dos resultados principais</text:p>
        </text:list-item>
        <text:list-item>
          <text:p text:style-name="P25">Comente sobre eventuais dificuldades encontradas</text:p>
        </text:list-item>
      </text:list>
      <text:p text:style-name="P26">Dica: Consulte os scripts originais para referência, mas tente implementar suas próprias soluções antes de verificar as respostas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7:08:32.073614900</meta:creation-date>
    <dc:date>2025-05-14T19:11:44.567451700</dc:date>
    <meta:editing-duration>PT23M53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3" meta:paragraph-count="61" meta:word-count="374" meta:character-count="2413" meta:non-whitespace-character-count="2139"/>
  </office:meta>
</office:document-meta>
</file>